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solid" draw:fill-color="#4d4d4d" draw:stroke="none" draw:textarea-horizontal-align="left" draw:textarea-vertical-align="top" fo:margin="0.000000000000000pt" style:wrap="biggest" style:wrap-contour="true" style:wrap-contour-mode="full" style:wrap-dynamic-threshold="0.000000000000000pt" svg:fill-rule="nonzero"/>
    </style:style>
    <style:style style:name="gr2" style:family="graphic">
      <style:graphic-properties draw:fill="none"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22.677204639999999pt"/>
    </style:style>
    <style:page-layout style:name="PL1">
      <style:page-layout-properties calligra:specialborder-bottom="none" calligra:specialborder-left="none" calligra:specialborder-right="none" calligra:specialborder-top="none" fo:border="0pt none #000000" fo:margin="0.000000000000000pt" fo:padding="0.000000000000000pt" fo:page-height="841.891222259999950pt" fo:page-width="595.276621799999930pt" style:print-orientation="portrait"/>
    </style:page-layout>
  </office:automatic-styles>
  <office:body>
    <office:drawing>
      <draw:page draw:name="" draw:id="page1" xml:id="page1" draw:master-page-name="Default">
        <draw:layer-set>
          <draw:layer draw:name=""/>
        </draw:layer-set>
        <draw:path draw:style-name="gr1" xml:id="shape-1" draw:id="shape-1" draw:layer="" svg:width="393.84615384615pt" svg:height="602.22657342656pt" svg:x="75.00000000000pt" svg:y="114.68181818182pt" svg:viewBox="0 0 394 602" svg:d="M24.6154 526.948L0 526.948L0 564.587L24.6154 564.587L24.6154 602.227L49.2308 602.227L49.2308 564.587L393.846 564.587L393.846 526.948M49.2308 526.948L49.2308 489.309L49.2308 451.67L49.2308 338.752L49.2308 301.113L49.2308 263.474L49.2308 225.835L49.2308 112.917L49.2308 112.623L49.2308 75.2783L49.2308 0L24.6154 0L24.6154 225.835L24.6154 263.474L24.6154 451.67L25.4503 527.188M24.6154 489.309M24.6154 489.309L24.6154 526.948M98.4615 526.948" calligra:nodeTypes="ccccccccccccccccccccccccccccc">
          <draw:glue-point draw:id="4" svg:x="0.50000000000pt" svg:y="0.50000000000pt" draw:align="center"/>
        </draw:path>
        <draw:path draw:style-name="gr2" xml:id="shape-2" draw:id="shape-2" draw:layer="" svg:width="0.90138246495pt" svg:height="208.21934940263pt" svg:x="212.72626172737pt" svg:y="337.11704188998pt" svg:viewBox="0 0 1 208" svg:d="M0.901382 4.70727e-14L0 207.846L0 207.846L0 208.219" calligra:nodeTypes="cccc">
          <draw:glue-point draw:id="4" svg:x="0.50000000000pt" svg:y="0.50000000000pt" draw:align="center"/>
        </draw:path>
        <draw:path draw:style-name="gr2" xml:id="shape-3" draw:id="shape-3" draw:layer="" svg:width="0.45021400000pt" svg:height="271.47900000000pt" svg:x="382.68201298073pt" svg:y="238.16327623126pt" svg:viewBox="0 0 0 271" svg:d="M0 271.479C0 110.299 0.150071 19.8058 0.450214 0C0.450214 0 0.450214 0 0.450214 0" calligra:nodeTypes="ccc">
          <draw:glue-point draw:id="4" svg:x="0.50000000000pt" svg:y="0.50000000000pt" draw:align="center"/>
        </draw:path>
        <draw:path draw:style-name="gr2" xml:id="shape-4" draw:id="shape-4" draw:layer="" svg:width="45.47160000000pt" svg:height="0.00000000000pt" svg:x="394.38758029979pt" svg:y="297.59154175589pt" svg:viewBox="0 0 45 0" svg:d="M0 0C30.3144 0 45.4716 0 45.4716 0" calligra:nodeTypes="cc">
          <draw:glue-point draw:id="4" svg:x="0.50000000000pt" svg:y="0.50000000000pt" draw:align="center"/>
        </draw:path>
        <draw:path draw:style-name="gr2" xml:id="shape-5" draw:id="shape-5" draw:layer="" svg:width="49.57603557206pt" svg:height="0.00000000000pt" svg:x="219.93732144694pt" svg:y="465.96971901015pt" svg:viewBox="0 0 50 0" svg:d="M49.576 0C10.6497 0 -5.3534 0 1.56684 0" calligra:nodeTypes="cc">
          <draw:glue-point draw:id="4" svg:x="0.50000000000pt" svg:y="0.50000000000pt" draw:align="center"/>
        </draw:path>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office:automatic-styles/>
  <office:master-styles>
    <style:master-page style:name="Default"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1.89</meta:generator>
    <dc:title/>
    <meta:initial-creator>Unknown</meta:initial-creator>
    <meta:editing-cycles>10</meta:editing-cycles>
    <dc:date>2018-09-21T11:44:00</dc:date>
    <meta:creation-date>2018-09-21T09:46:30</meta:creation-date>
    <dc:creator>dev</dc:creator>
  </office:meta>
</office:document-meta>
</file>